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19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18-03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03472" calcext:value-type="float">
            <text:p>29.3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17-03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8648" calcext:value-type="float">
            <text:p>29.56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10-04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9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85696" calcext:value-type="float">
            <text:p>27.28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8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7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7752" calcext:value-type="float">
            <text:p>29.25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6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87776" calcext:value-type="float">
            <text:p>28.68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6-04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72536" calcext:value-type="float">
            <text:p>28.67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5-03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5272" calcext:value-type="float">
            <text:p>28.46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4-03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12744" calcext:value-type="float">
            <text:p>28.81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3-04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53208" calcext:value-type="float">
            <text:p>27.95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2-04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69416" calcext:value-type="float">
            <text:p>26.569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1-04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2000-03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6792" calcext:value-type="float">
            <text:p>25.2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9-04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128" calcext:value-type="float">
            <text:p>25.4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8-04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3848" calcext:value-type="float">
            <text:p>25.93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7-04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6-10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414" calcext:value-type="float">
            <text:p>26.441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6-04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92632" calcext:value-type="float">
            <text:p>26.39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5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5-04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11632" calcext:value-type="float">
            <text:p>26.01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4-04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56056" calcext:value-type="float">
            <text:p>26.35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3-1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099768" calcext:value-type="float">
            <text:p>27.09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2-10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9904" calcext:value-type="float">
            <text:p>22.7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3759097285601</text:p>
          </table:table-cell>
          <table:table-cell office:value-type="string" calcext:value-type="string">
            <text:p>1992-10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66" meta:object-count="0"/>
    <meta:user-defined meta:name="AppVersion">3.0</meta:user-defined>
  </office:meta>
</office:document-meta>
</file>